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R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hResource.SshResource( SshRepository repository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Resource.Ss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h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h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Re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hResource.SshResource( SshRepository repository , String uri , boolean bExists , long len ,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shResource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shResource.clone( String clo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